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3757in" table:align="left"/>
    </style:style>
    <style:style style:name="Table2.A" style:family="table-column">
      <style:table-column-properties style:column-width="2.7514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1.1903in"/>
    </style:style>
    <style:style style:name="Table2.D" style:family="table-column">
      <style:table-column-properties style:column-width="1.1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b64" officeooo:paragraph-rsid="0013cb64"/>
    </style:style>
    <style:style style:name="P2" style:family="paragraph" style:parent-style-name="Standard">
      <style:text-properties officeooo:rsid="0013cb64" officeooo:paragraph-rsid="00155ddd"/>
    </style:style>
    <style:style style:name="P3" style:family="paragraph" style:parent-style-name="Standard">
      <style:text-properties officeooo:rsid="0013cb64" officeooo:paragraph-rsid="00184103"/>
    </style:style>
    <style:style style:name="P4" style:family="paragraph" style:parent-style-name="Standard">
      <style:text-properties fo:font-size="18pt" officeooo:rsid="0013cb64" officeooo:paragraph-rsid="0013cb64" style:font-size-asian="18pt" style:font-size-complex="18pt"/>
    </style:style>
    <style:style style:name="P5" style:family="paragraph" style:parent-style-name="Standard">
      <style:text-properties fo:font-size="14pt" fo:font-weight="bold" officeooo:rsid="0013cb64" officeooo:paragraph-rsid="0013cb64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4103" officeooo:paragraph-rsid="00184103"/>
    </style:style>
    <style:style style:name="P7" style:family="paragraph" style:parent-style-name="Table_20_Contents">
      <style:text-properties officeooo:rsid="00145a3f" officeooo:paragraph-rsid="00155ddd"/>
    </style:style>
    <style:style style:name="P8" style:family="paragraph" style:parent-style-name="Table_20_Contents">
      <style:text-properties fo:font-weight="bold" officeooo:rsid="00145a3f" officeooo:paragraph-rsid="00155ddd" style:font-weight-asian="bold" style:font-weight-complex="bold"/>
    </style:style>
    <style:style style:name="P9" style:family="paragraph" style:parent-style-name="Table_20_Contents">
      <style:text-properties fo:font-weight="bold" officeooo:rsid="00155ddd" officeooo:paragraph-rsid="00155ddd" style:font-weight-asian="bold" style:font-weight-complex="bold"/>
    </style:style>
    <style:style style:name="P10" style:family="paragraph" style:parent-style-name="Table_20_Contents">
      <style:text-properties fo:font-weight="bold" officeooo:rsid="00184103" officeooo:paragraph-rsid="00184103" style:font-weight-asian="bold" style:font-weight-complex="bold"/>
    </style:style>
    <style:style style:name="P11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12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13" style:family="paragraph" style:parent-style-name="Table_20_Contents">
      <style:text-properties officeooo:rsid="00155ddd" officeooo:paragraph-rsid="00155ddd"/>
    </style:style>
    <style:style style:name="P14" style:family="paragraph" style:parent-style-name="Table_20_Contents">
      <style:text-properties officeooo:rsid="00185369" officeooo:paragraph-rsid="00185369"/>
    </style:style>
    <style:style style:name="P15" style:family="paragraph" style:parent-style-name="Standard">
      <style:text-properties style:font-name="sans-serif" fo:font-size="13.3500003814697pt"/>
    </style:style>
    <style:style style:name="P16" style:family="paragraph" style:parent-style-name="Standard">
      <style:text-properties style:font-name="sans-serif" fo:font-size="13.3500003814697pt" officeooo:rsid="0013cb64" officeooo:paragraph-rsid="0013cb64"/>
    </style:style>
    <style:style style:name="P17" style:family="paragraph" style:parent-style-name="Standard">
      <style:text-properties style:font-name="sans-serif" fo:font-size="13.3500003814697pt" officeooo:rsid="0013cb64" officeooo:paragraph-rsid="0022a77c"/>
    </style:style>
    <style:style style:name="P18" style:family="paragraph" style:parent-style-name="Standard">
      <style:text-properties officeooo:rsid="0013cb64" officeooo:paragraph-rsid="0013cb64"/>
    </style:style>
    <style:style style:name="P19" style:family="paragraph" style:parent-style-name="Standard">
      <style:text-properties officeooo:rsid="0013cb64" officeooo:paragraph-rsid="0022a77c"/>
    </style:style>
    <style:style style:name="P20" style:family="paragraph" style:parent-style-name="Standard">
      <style:text-properties officeooo:rsid="0013cb64" officeooo:paragraph-rsid="00184103"/>
    </style:style>
    <style:style style:name="P21" style:family="paragraph" style:parent-style-name="Standard">
      <style:text-properties officeooo:rsid="0020fe7c" officeooo:paragraph-rsid="0020fe7c"/>
    </style:style>
    <style:style style:name="T1" style:family="text">
      <style:text-properties officeooo:rsid="00155ddd"/>
    </style:style>
    <style:style style:name="T2" style:family="text">
      <style:text-properties officeooo:rsid="00174481"/>
    </style:style>
    <style:style style:name="T3" style:family="text">
      <style:text-properties officeooo:rsid="00184103"/>
    </style:style>
    <style:style style:name="T4" style:family="text">
      <style:text-properties officeooo:rsid="00185369"/>
    </style:style>
    <style:style style:name="T5" style:family="text">
      <style:text-properties officeooo:rsid="001be4d5"/>
    </style:style>
    <style:style style:name="T6" style:family="text">
      <style:text-properties officeooo:rsid="00201191"/>
    </style:style>
    <style:style style:name="T7" style:family="text">
      <style:text-properties officeooo:rsid="0022a7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oratorio di Applicazioni Software e Sicurezza Informatica</text:p>
      <text:p text:style-name="P5"/>
      <text:p text:style-name="P5">Proposta di progetto</text:p>
      <text:p text:style-name="P1"/>
      <text:p text:style-name="P2">L’ applicazione permette di interconnettere videogiocatori di diverse piattaforme <text:span text:style-name="T7">ed organizzare incontri/sfide </text:span>in base a: </text:p>
      <text:p text:style-name="P2"><text:tab/>- parametri specific<text:span text:style-name="T1">ati</text:span> <text:span text:style-name="T5"><text:s/>e dati registrati </text:span>(giochi posseduti, regione<text:span text:style-name="T5"> d' appartenenza</text:span>, ecc…)</text:p>
      <text:p text:style-name="P2"><text:tab/>- ruolo <text:span text:style-name="T7">dell' utente</text:span></text:p>
      <text:p text:style-name="P2"><text:tab/>- scelte effettua<text:span text:style-name="T1">te dall' utente</text:span></text:p>
      <text:p text:style-name="P17"/>
      <text:p text:style-name="P17"><text:span text:style-name="T7">D</text:span>escrizione dei dati gestiti </text:p>
      <text:p text:style-name="P3"/>
      <text:p text:style-name="P3"><text:span text:style-name="T7">V</text:span>errà gestita l<text:span text:style-name="T7">' </text:span>autenticazione <text:span text:style-name="T7">locale/</text:span>oauth<text:span text:style-name="T7"> degli utenti</text:span>, <text:span text:style-name="T1">richiesti e </text:span>memorizzati parametri relativi <text:span text:style-name="T7">ai giochi che possiedono, </text:span>al<text:span text:style-name="T7">lo</text:span> stile di gioco<text:span text:style-name="T7"> che l' utente intende adottare e</text:span> alla regione di appartenenza (<text:span text:style-name="T6">attraverso geolocalizzazione da indirizzo ip</text:span>), <text:span text:style-name="T7">lo </text:span>storico delle loro sessioni e <text:span text:style-name="T7">delle </text:span>statistiche. </text:p>
      <text:p text:style-name="P17"/>
      <text:p text:style-name="P17"><text:span text:style-name="T7">F</text:span>unzionalità da offrire agli utenti</text:p>
      <text:p text:style-name="P3"/>
      <text:p text:style-name="P3"><text:span text:style-name="T1">Le funzionalità dell’app dipenderanno fortemente dal ruolo al quale l’ utente appartiene, principalmente viene garantita la possibilità di trovare altri giocatori per il gioco medesimo, entrando in appositi gruppi.</text:span> </text:p>
      <text:p text:style-name="P6">Un “gruppo” è un insieme illimitato di utenti, finalizzato all’ accesso alla medesima sessione di gioco.</text:p>
      <text:p text:style-name="P6">Un “team” è un insieme ristretto di utenti, che partecipa a sfide con altri team ed è gestito da uno e un solo “Leader”.</text:p>
      <text:p text:style-name="P6">I “tornei” offline <text:span text:style-name="T4">sono </text:span>creati per sessioni di gioco in “locale”, <text:span text:style-name="T4">l’ unica necessità è che l’ organizzatore del torneo sia un utente dell’ applicazione (con il ruolo necessario) che dovrà amministrarlo autonomamente.</text:span></text:p>
      <text:p text:style-name="P17"/>
      <text:p text:style-name="P17"><text:span text:style-name="T7">R</text:span>uoli previsti </text:p>
      <text:p text:style-name="P19"/>
      <text:p text:style-name="P19">Sono previsti tre ruoli nell’ applicazione: “<text:span text:style-name="T2">C</text:span>asual gamer”, “<text:span text:style-name="T3">Pro gamer </text:span>”, “<text:span text:style-name="T2">Leader</text:span>”; ad ognuno di essi corrispondono diversi permessi e servizi offerti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Casual g<text:span text:style-name="T3">amer</text:span></text:p>
          </table:table-cell>
          <table:table-cell table:style-name="Table2.A1" office:value-type="string">
            <text:p text:style-name="P10">Pro gamer</text:p>
          </table:table-cell>
          <table:table-cell table:style-name="Table2.D1" office:value-type="string">
            <text:p text:style-name="P9">Leader</text:p>
          </table:table-cell>
        </table:table-row>
        <table:table-row>
          <table:table-cell table:style-name="Table2.A2" office:value-type="string">
            <text:p text:style-name="P7">Ricerca di “<text:span text:style-name="T3">gruppo</text:span>/team” in cui entrare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7">Creazione di “<text:span text:style-name="T2">gruppo</text:span>” 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Creazione di “team” <text:span text:style-name="T2">(selettivo)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7">Creazione di tornei offlin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7">Creazione di <text:span text:style-name="T4">sfide ad altri team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4">Accettazione/rifiuto di sfid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1"/>
          </table:table-cell>
        </table:table-row>
      </table:table>
      <text:p text:style-name="P2"/>
      <text:p text:style-name="P21"/>
      <text:p text:style-name="P1"/>
      <text:p text:style-name="P16"/>
      <text:p text:style-name="P15"/>
      <text:p text:style-name="P15"><text:soft-page-break/><text:s/></text:p>
      <text:p text:style-name="Standard"/>
      <text:p text:style-name="P15"><text:span text:style-name="T7">I</text:span>nterazione con servizi esterni </text:p>
      <text:p text:style-name="Standard"/>
      <text:p text:style-name="P15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5:51.193199951</meta:creation-date>
    <dc:date>2018-06-14T14:59:23.931166287</dc:date>
    <meta:editing-duration>PT56M32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26" meta:word-count="259" meta:character-count="1785" meta:non-whitespace-character-count="1539"/>
  </office:meta>
</office:document-meta>
</file>